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none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none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4" style:family="table-cell">
      <style:table-cell-properties fo:padding="0.097cm" fo:border-left="0.05pt solid #000000" fo:border-right="none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none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8.5cm" style:rel-column-width="32767*"/>
    </style:style>
    <style:style style:name="Tabella12.B" style:family="table-column">
      <style:table-column-properties style:column-width="8.5cm" style:rel-column-width="32768*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4" style:family="table-cell">
      <style:table-cell-properties fo:padding="0.097cm" fo:border-left="0.05pt solid #000000" fo:border-right="none" fo:border-top="none" fo:border-bottom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8.5cm" style:rel-column-width="32767*"/>
    </style:style>
    <style:style style:name="Tabella13.B" style:family="table-column">
      <style:table-column-properties style:column-width="8.5cm" style:rel-column-width="32768*"/>
    </style:style>
    <style:style style:name="Tabella13.A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4" style:family="table-cell">
      <style:table-cell-properties fo:padding="0.097cm" fo:border-left="0.05pt solid #000000" fo:border-right="none" fo:border-top="none" fo:border-bottom="0.0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8.5cm" style:rel-column-width="32767*"/>
    </style:style>
    <style:style style:name="Tabella14.B" style:family="table-column">
      <style:table-column-properties style:column-width="8.5cm" style:rel-column-width="32768*"/>
    </style:style>
    <style:style style:name="Tabella14.A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none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8.5cm" style:rel-column-width="32767*"/>
    </style:style>
    <style:style style:name="Tabella15.B" style:family="table-column">
      <style:table-column-properties style:column-width="8.5cm" style:rel-column-width="32768*"/>
    </style:style>
    <style:style style:name="Tabella15.A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8.5cm" style:rel-column-width="32767*"/>
    </style:style>
    <style:style style:name="Tabella16.B" style:family="table-column">
      <style:table-column-properties style:column-width="8.5cm" style:rel-column-width="32768*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A4" style:family="table-cell">
      <style:table-cell-properties fo:padding="0.097cm" fo:border-left="0.05pt solid #000000" fo:border-right="none" fo:border-top="none" fo:border-bottom="0.05pt solid #000000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8.5cm" style:rel-column-width="32767*"/>
    </style:style>
    <style:style style:name="Tabella17.B" style:family="table-column">
      <style:table-column-properties style:column-width="8.5cm" style:rel-column-width="32768*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4" style:family="table-cell">
      <style:table-cell-properties fo:padding="0.097cm" fo:border-left="0.05pt solid #000000" fo:border-right="none" fo:border-top="none" fo:border-bottom="0.05pt solid #000000"/>
    </style:style>
    <style:style style:name="Tabella18" style:family="table">
      <style:table-properties style:width="17cm" table:align="margins"/>
    </style:style>
    <style:style style:name="Tabella18.A" style:family="table-column">
      <style:table-column-properties style:column-width="8.5cm" style:rel-column-width="32767*"/>
    </style:style>
    <style:style style:name="Tabella18.B" style:family="table-column">
      <style:table-column-properties style:column-width="8.5cm" style:rel-column-width="32768*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A4" style:family="table-cell">
      <style:table-cell-properties fo:padding="0.097cm" fo:border-left="0.05pt solid #000000" fo:border-right="none" fo:border-top="none" fo:border-bottom="0.05pt solid #000000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8.5cm" style:rel-column-width="32767*"/>
    </style:style>
    <style:style style:name="Tabella19.B" style:family="table-column">
      <style:table-column-properties style:column-width="8.5cm" style:rel-column-width="32768*"/>
    </style:style>
    <style:style style:name="Tabella19.A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A4" style:family="table-cell">
      <style:table-cell-properties fo:padding="0.097cm" fo:border-left="0.05pt solid #000000" fo:border-right="none" fo:border-top="none" fo:border-bottom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8.5cm" style:rel-column-width="32767*"/>
    </style:style>
    <style:style style:name="Tabella20.B" style:family="table-column">
      <style:table-column-properties style:column-width="8.5cm" style:rel-column-width="32768*"/>
    </style:style>
    <style:style style:name="Tabella20.A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A4" style:family="table-cell">
      <style:table-cell-properties fo:padding="0.097cm" fo:border-left="0.05pt solid #000000" fo:border-right="none" fo:border-top="none" fo:border-bottom="0.05pt solid #000000"/>
    </style:style>
    <style:style style:name="Tabella21" style:family="table">
      <style:table-properties style:width="17cm" table:align="margins"/>
    </style:style>
    <style:style style:name="Tabella21.A" style:family="table-column">
      <style:table-column-properties style:column-width="8.5cm" style:rel-column-width="32767*"/>
    </style:style>
    <style:style style:name="Tabella21.B" style:family="table-column">
      <style:table-column-properties style:column-width="8.5cm" style:rel-column-width="32768*"/>
    </style:style>
    <style:style style:name="Tabella21.A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A4" style:family="table-cell">
      <style:table-cell-properties fo:padding="0.097cm" fo:border-left="0.05pt solid #000000" fo:border-right="none" fo:border-top="none" fo:border-bottom="0.05pt solid #000000"/>
    </style:style>
    <style:style style:name="Tabella22" style:family="table">
      <style:table-properties style:width="17cm" table:align="margins"/>
    </style:style>
    <style:style style:name="Tabella22.A" style:family="table-column">
      <style:table-column-properties style:column-width="8.5cm" style:rel-column-width="32767*"/>
    </style:style>
    <style:style style:name="Tabella22.B" style:family="table-column">
      <style:table-column-properties style:column-width="8.5cm" style:rel-column-width="32768*"/>
    </style:style>
    <style:style style:name="Tabella22.A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4" style:family="table-cell">
      <style:table-cell-properties fo:padding="0.097cm" fo:border-left="0.05pt solid #000000" fo:border-right="none" fo:border-top="none" fo:border-bottom="0.05pt solid #000000"/>
    </style:style>
    <style:style style:name="Tabella23" style:family="table">
      <style:table-properties style:width="17cm" table:align="margins"/>
    </style:style>
    <style:style style:name="Tabella23.A" style:family="table-column">
      <style:table-column-properties style:column-width="8.5cm" style:rel-column-width="32767*"/>
    </style:style>
    <style:style style:name="Tabella23.B" style:family="table-column">
      <style:table-column-properties style:column-width="8.5cm" style:rel-column-width="32768*"/>
    </style:style>
    <style:style style:name="Tabella23.A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A4" style:family="table-cell">
      <style:table-cell-properties fo:padding="0.097cm" fo:border-left="0.05pt solid #000000" fo:border-right="none" fo:border-top="none" fo:border-bottom="0.05pt solid #000000"/>
    </style:style>
    <style:style style:name="Tabella24" style:family="table">
      <style:table-properties style:width="17cm" table:align="margins"/>
    </style:style>
    <style:style style:name="Tabella24.A" style:family="table-column">
      <style:table-column-properties style:column-width="8.5cm" style:rel-column-width="32767*"/>
    </style:style>
    <style:style style:name="Tabella24.B" style:family="table-column">
      <style:table-column-properties style:column-width="8.5cm" style:rel-column-width="32768*"/>
    </style:style>
    <style:style style:name="Tabella24.A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76592"/>
    </style:style>
    <style:style style:name="P2" style:family="paragraph" style:parent-style-name="Standard">
      <style:text-properties officeooo:paragraph-rsid="00179e13"/>
    </style:style>
    <style:style style:name="P3" style:family="paragraph" style:parent-style-name="Standard">
      <style:text-properties officeooo:paragraph-rsid="00198be3"/>
    </style:style>
    <style:style style:name="P4" style:family="paragraph" style:parent-style-name="Standard">
      <style:text-properties officeooo:rsid="00198be3" officeooo:paragraph-rsid="00198be3"/>
    </style:style>
    <style:style style:name="P5" style:family="paragraph" style:parent-style-name="Table_20_Contents">
      <style:text-properties fo:font-weight="bold" officeooo:rsid="00176592" officeooo:paragraph-rsid="00176592" style:font-weight-asian="bold" style:font-weight-complex="bold"/>
    </style:style>
    <style:style style:name="P6" style:family="paragraph" style:parent-style-name="Table_20_Contents">
      <style:text-properties fo:font-weight="bold" officeooo:rsid="00176592" officeooo:paragraph-rsid="00179e13" style:font-weight-asian="bold" style:font-weight-complex="bold"/>
    </style:style>
    <style:style style:name="P7" style:family="paragraph" style:parent-style-name="Table_20_Contents">
      <style:text-properties fo:font-weight="bold" officeooo:rsid="00176592" officeooo:paragraph-rsid="00198be3" style:font-weight-asian="bold" style:font-weight-complex="bold"/>
    </style:style>
    <style:style style:name="P8" style:family="paragraph" style:parent-style-name="Table_20_Contents">
      <style:text-properties fo:font-weight="bold" officeooo:rsid="00176592" officeooo:paragraph-rsid="001b7a5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9e13" style:font-weight-asian="normal" style:font-weight-complex="normal"/>
    </style:style>
    <style:style style:name="T3" style:family="text">
      <style:text-properties fo:font-weight="normal" officeooo:rsid="00198be3" style:font-weight-asian="normal" style:font-weight-complex="normal"/>
    </style:style>
    <style:style style:name="T4" style:family="text">
      <style:text-properties fo:font-weight="normal" officeooo:rsid="001b7a5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leLine1821730463856">
          <table:table-cell table:style-name="Tabella1.A1" table:number-columns-spanned="2" office:value-type="string">
            <text:p text:style-name="P5">Class Name: <text:span text:style-name="T2">Controller</text:span></text:p>
          </table:table-cell>
          <table:covered-table-cell/>
        </table:table-row>
        <table:table-row table:style-name="TableLine1821730458960">
          <table:table-cell table:style-name="Tabella1.A2" table:number-columns-spanned="2" office:value-type="string">
            <text:p text:style-name="P5">Superclass: </text:p>
          </table:table-cell>
          <table:covered-table-cell/>
        </table:table-row>
        <table:table-row table:style-name="TableLine1821730459504">
          <table:table-cell table:style-name="Tabella1.A2" table:number-columns-spanned="2" office:value-type="string">
            <text:p text:style-name="P5">Subclass:</text:p>
          </table:table-cell>
          <table:covered-table-cell/>
        </table:table-row>
        <table:table-row table:style-name="TableLine1821730451616">
          <table:table-cell table:style-name="Tabella1.A4" office:value-type="string">
            <text:p text:style-name="P5">Responsability: <text:span text:style-name="T2">Gestisce lo spostamento tra le diverse GUI.</text:span></text:p>
          </table:table-cell>
          <table:table-cell table:style-name="Tabella1.A2" office:value-type="string">
            <text:p text:style-name="P5">Collaborators: <text:span text:style-name="T2">Aeroporto</text:span></text:p>
          </table:table-cell>
        </table:table-row>
      </table:table>
      <text:p text:style-name="Standard"/>
      <text:p text:style-name="Standard"/>
      <text:p text:style-name="P1"/>
      <table:table table:name="Tabella2" table:style-name="Tabella2">
        <table:table-column table:style-name="Tabella2.A"/>
        <table:table-column table:style-name="Tabella2.B"/>
        <table:table-row table:style-name="TableLine1821730458688">
          <table:table-cell table:style-name="Tabella2.A1" table:number-columns-spanned="2" office:value-type="string">
            <text:p text:style-name="P5">Class Name: <text:span text:style-name="T2">ControllerAeroporto</text:span></text:p>
          </table:table-cell>
          <table:covered-table-cell/>
        </table:table-row>
        <table:table-row table:style-name="TableLine1821730452432">
          <table:table-cell table:style-name="Tabella2.A2" table:number-columns-spanned="2" office:value-type="string">
            <text:p text:style-name="P5">Superclass:</text:p>
          </table:table-cell>
          <table:covered-table-cell/>
        </table:table-row>
        <table:table-row table:style-name="TableLine1821730461408">
          <table:table-cell table:style-name="Tabella2.A2" table:number-columns-spanned="2" office:value-type="string">
            <text:p text:style-name="P5">Subclass:</text:p>
          </table:table-cell>
          <table:covered-table-cell/>
        </table:table-row>
        <table:table-row table:style-name="TableLine1821730457600">
          <table:table-cell table:style-name="Tabella2.A4" office:value-type="string">
            <text:p text:style-name="P5">Responsability: <text:span text:style-name="T2">Gestire la connessione tra l’interfaccia grafica e la DAO degli aeroporti</text:span></text:p>
          </table:table-cell>
          <table:table-cell table:style-name="Tabella2.A2" office:value-type="string">
            <text:p text:style-name="P5">Collaborators: <text:span text:style-name="T2">AeroportoDAO</text:span></text:p>
          </table:table-cell>
        </table:table-row>
      </table:table>
      <text:p text:style-name="P1"/>
      <text:p text:style-name="P2"/>
      <table:table table:name="Tabella3" table:style-name="Tabella3">
        <table:table-column table:style-name="Tabella3.A"/>
        <table:table-column table:style-name="Tabella3.B"/>
        <table:table-row table:style-name="TableLine1821730455424">
          <table:table-cell table:style-name="Tabella3.A1" table:number-columns-spanned="2" office:value-type="string">
            <text:p text:style-name="P6">Class Name: <text:span text:style-name="T2">ControllerClienti</text:span></text:p>
          </table:table-cell>
          <table:covered-table-cell/>
        </table:table-row>
        <table:table-row table:style-name="TableLine1821730459232">
          <table:table-cell table:style-name="Tabella3.A2" table:number-columns-spanned="2" office:value-type="string">
            <text:p text:style-name="P6">Superclass:</text:p>
          </table:table-cell>
          <table:covered-table-cell/>
        </table:table-row>
        <table:table-row table:style-name="TableLine1821730467392">
          <table:table-cell table:style-name="Tabella3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57872">
          <table:table-cell table:style-name="Tabella3.A4" office:value-type="string">
            <text:p text:style-name="P6">Responsability: <text:span text:style-name="T2">Gestisce la connessione tra l’interfaccia grafica e la DAO dei clienti</text:span></text:p>
          </table:table-cell>
          <table:table-cell table:style-name="Tabella3.A2" office:value-type="string">
            <text:p text:style-name="P6">Collaborators: <text:span text:style-name="T2">ClientiDAO</text:span></text:p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able:table-column table:style-name="Tabella4.B"/>
        <table:table-row table:style-name="TableLine1821730466576">
          <table:table-cell table:style-name="Tabella4.A1" table:number-columns-spanned="2" office:value-type="string">
            <text:p text:style-name="P6">Class Name: <text:span text:style-name="T2">ControllerCompagnie</text:span></text:p>
          </table:table-cell>
          <table:covered-table-cell/>
        </table:table-row>
        <table:table-row table:style-name="TableLine1821730453248">
          <table:table-cell table:style-name="Tabella4.A2" table:number-columns-spanned="2" office:value-type="string">
            <text:p text:style-name="P6">Superclass:</text:p>
          </table:table-cell>
          <table:covered-table-cell/>
        </table:table-row>
        <table:table-row table:style-name="TableLine1821730464128">
          <table:table-cell table:style-name="Tabella4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54336">
          <table:table-cell table:style-name="Tabella4.A4" office:value-type="string">
            <text:p text:style-name="P6">Responsability: <text:span text:style-name="T2">Gestisce la connessione tra l’interfaccia grafica e la DAO delle compagnie aeree</text:span></text:p>
          </table:table-cell>
          <table:table-cell table:style-name="Tabella4.A2" office:value-type="string">
            <text:p text:style-name="P6">Collaborators: <text:span text:style-name="T2">CompagniaAereaDAO</text:span></text:p>
          </table:table-cell>
        </table:table-row>
      </table:table>
      <text:p text:style-name="P2"/>
      <text:p text:style-name="P2"/>
      <table:table table:name="Tabella5" table:style-name="Tabella5">
        <table:table-column table:style-name="Tabella5.A"/>
        <table:table-column table:style-name="Tabella5.B"/>
        <table:table-row table:style-name="TableLine1821730460048">
          <table:table-cell table:style-name="Tabella5.A1" table:number-columns-spanned="2" office:value-type="string">
            <text:p text:style-name="P6">Class Name: <text:span text:style-name="T2">ControllerGate</text:span></text:p>
          </table:table-cell>
          <table:covered-table-cell/>
        </table:table-row>
        <table:table-row table:style-name="TableLine1821730456240">
          <table:table-cell table:style-name="Tabella5.A2" table:number-columns-spanned="2" office:value-type="string">
            <text:p text:style-name="P6">Superclass:</text:p>
          </table:table-cell>
          <table:covered-table-cell/>
        </table:table-row>
        <table:table-row table:style-name="TableLine1821730460864">
          <table:table-cell table:style-name="Tabella5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62768">
          <table:table-cell table:style-name="Tabella5.A4" office:value-type="string">
            <text:p text:style-name="P6">Responsability: <text:span text:style-name="T2">Gestisce la connessione tra l’interfaccia grafica e la DAO dei gate</text:span></text:p>
          </table:table-cell>
          <table:table-cell table:style-name="Tabella5.A2" office:value-type="string">
            <text:p text:style-name="P6">Collaborators: <text:span text:style-name="T2">GateDAO</text:span></text:p>
          </table:table-cell>
        </table:table-row>
      </table:table>
      <text:p text:style-name="P2"/>
      <text:p text:style-name="P2"/>
      <table:table table:name="Tabella6" table:style-name="Tabella6">
        <table:table-column table:style-name="Tabella6.A"/>
        <table:table-column table:style-name="Tabella6.B"/>
        <table:table-row table:style-name="TableLine1821730463040">
          <table:table-cell table:style-name="Tabella6.A1" table:number-columns-spanned="2" office:value-type="string">
            <text:p text:style-name="P6">Class Name: <text:span text:style-name="T2">ControllerSlotImbarco</text:span></text:p>
          </table:table-cell>
          <table:covered-table-cell/>
        </table:table-row>
        <table:table-row table:style-name="TableLine1821730456784">
          <table:table-cell table:style-name="Tabella6.A2" table:number-columns-spanned="2" office:value-type="string">
            <text:p text:style-name="P6">Superclass:</text:p>
          </table:table-cell>
          <table:covered-table-cell/>
        </table:table-row>
        <table:table-row table:style-name="TableLine1821730466848">
          <table:table-cell table:style-name="Tabella6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55696">
          <table:table-cell table:style-name="Tabella6.A4" office:value-type="string">
            <text:p text:style-name="P6">Responsability: <text:span text:style-name="T2">Gestisce la connessione tra l’interfaccia grafica e la DAO degli slot imbarco</text:span></text:p>
          </table:table-cell>
          <table:table-cell table:style-name="Tabella6.A2" office:value-type="string">
            <text:p text:style-name="P6">Collaborators: <text:span text:style-name="T2">SlotImbarcoDAO</text:span></text:p>
          </table:table-cell>
        </table:table-row>
      </table:table>
      <text:p text:style-name="P2"/>
      <text:p text:style-name="P2"><text:soft-page-break/></text:p>
      <table:table table:name="Tabella7" table:style-name="Tabella7">
        <table:table-column table:style-name="Tabella7.A"/>
        <table:table-column table:style-name="Tabella7.B"/>
        <table:table-row table:style-name="TableLine1821730461136">
          <table:table-cell table:style-name="Tabella7.A1" table:number-columns-spanned="2" office:value-type="string">
            <text:p text:style-name="P6">Class Name: <text:span text:style-name="T2">ControllerStatistiche</text:span></text:p>
          </table:table-cell>
          <table:covered-table-cell/>
        </table:table-row>
        <table:table-row table:style-name="TableLine1821730467120">
          <table:table-cell table:style-name="Tabella7.A2" table:number-columns-spanned="2" office:value-type="string">
            <text:p text:style-name="P6">Superclass:</text:p>
          </table:table-cell>
          <table:covered-table-cell/>
        </table:table-row>
        <table:table-row table:style-name="TableLine1821730475824">
          <table:table-cell table:style-name="Tabella7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74736">
          <table:table-cell table:style-name="Tabella7.A4" office:value-type="string">
            <text:p text:style-name="P6">Responsability: <text:span text:style-name="T2">Gestisce la connessione tra l’interfaccia e la DAO delle statistiche</text:span></text:p>
          </table:table-cell>
          <table:table-cell table:style-name="Tabella7.A2" office:value-type="string">
            <text:p text:style-name="P6">Collaborators: <text:span text:style-name="T2">StatisticheDAO</text:span></text:p>
          </table:table-cell>
        </table:table-row>
      </table:table>
      <text:p text:style-name="P2"/>
      <text:p text:style-name="P2"/>
      <table:table table:name="Tabella8" table:style-name="Tabella8">
        <table:table-column table:style-name="Tabella8.A"/>
        <table:table-column table:style-name="Tabella8.B"/>
        <table:table-row table:style-name="TableLine1821730465488">
          <table:table-cell table:style-name="Tabella8.A1" table:number-columns-spanned="2" office:value-type="string">
            <text:p text:style-name="P6">Class Name: <text:span text:style-name="T2">ControllerTratte</text:span></text:p>
          </table:table-cell>
          <table:covered-table-cell/>
        </table:table-row>
        <table:table-row table:style-name="TableLine1821730468480">
          <table:table-cell table:style-name="Tabella8.A2" table:number-columns-spanned="2" office:value-type="string">
            <text:p text:style-name="P6">Superclass:</text:p>
          </table:table-cell>
          <table:covered-table-cell/>
        </table:table-row>
        <table:table-row table:style-name="TableLine1821730477728">
          <table:table-cell table:style-name="Tabella8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70384">
          <table:table-cell table:style-name="Tabella8.A4" office:value-type="string">
            <text:p text:style-name="P6">Responsability: <text:span text:style-name="T2">Gestisce la connessione tra l’interfaccia grafica e la DAO delle tratte</text:span></text:p>
          </table:table-cell>
          <table:table-cell table:style-name="Tabella8.A2" office:value-type="string">
            <text:p text:style-name="P6">Collaborators: <text:span text:style-name="T2">TratteDAO</text:span></text:p>
          </table:table-cell>
        </table:table-row>
      </table:table>
      <text:p text:style-name="P2"/>
      <text:p text:style-name="P2"/>
      <table:table table:name="Tabella9" table:style-name="Tabella9">
        <table:table-column table:style-name="Tabella9.A"/>
        <table:table-column table:style-name="Tabella9.B"/>
        <table:table-row table:style-name="TableLine1821730478272">
          <table:table-cell table:style-name="Tabella9.A1" table:number-columns-spanned="2" office:value-type="string">
            <text:p text:style-name="P6">Class Name: <text:span text:style-name="T2">ControllerVoli</text:span></text:p>
          </table:table-cell>
          <table:covered-table-cell/>
        </table:table-row>
        <table:table-row table:style-name="TableLine1821730473104">
          <table:table-cell table:style-name="Tabella9.A2" table:number-columns-spanned="2" office:value-type="string">
            <text:p text:style-name="P6">Superclass:</text:p>
          </table:table-cell>
          <table:covered-table-cell/>
        </table:table-row>
        <table:table-row table:style-name="TableLine1821730470112">
          <table:table-cell table:style-name="Tabella9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75280">
          <table:table-cell table:style-name="Tabella9.A4" office:value-type="string">
            <text:p text:style-name="P6">Responsability: <text:span text:style-name="T2">Gestisce la connessione tra l’interfaccia grafica e la DAO dei voli</text:span></text:p>
          </table:table-cell>
          <table:table-cell table:style-name="Tabella9.A2" office:value-type="string">
            <text:p text:style-name="P6">Collaborators: <text:span text:style-name="T2">VoliDAO</text:span></text:p>
          </table:table-cell>
        </table:table-row>
      </table:table>
      <text:p text:style-name="P2"/>
      <text:p text:style-name="P2"/>
      <table:table table:name="Tabella10" table:style-name="Tabella10">
        <table:table-column table:style-name="Tabella10.A"/>
        <table:table-column table:style-name="Tabella10.B"/>
        <table:table-row table:style-name="TableLine1821730475552">
          <table:table-cell table:style-name="Tabella10.A1" table:number-columns-spanned="2" office:value-type="string">
            <text:p text:style-name="P6">Class Name: <text:span text:style-name="T2">ClientiException</text:span></text:p>
          </table:table-cell>
          <table:covered-table-cell/>
        </table:table-row>
        <table:table-row table:style-name="TableLine1821730472560">
          <table:table-cell table:style-name="Tabella10.A2" table:number-columns-spanned="2" office:value-type="string">
            <text:p text:style-name="P6">Superclass: <text:span text:style-name="T2">Exception</text:span></text:p>
          </table:table-cell>
          <table:covered-table-cell/>
        </table:table-row>
        <table:table-row table:style-name="TableLine1821730477184">
          <table:table-cell table:style-name="Tabella10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72832">
          <table:table-cell table:style-name="Tabella10.A4" office:value-type="string">
            <text:p text:style-name="P6">Responsability: <text:span text:style-name="T2">Gestire propriamente le eccezioni riguardanti i clienti</text:span></text:p>
          </table:table-cell>
          <table:table-cell table:style-name="Tabella10.A2" office:value-type="string">
            <text:p text:style-name="P6">Collaborators:</text:p>
          </table:table-cell>
        </table:table-row>
      </table:table>
      <text:p text:style-name="P2"/>
      <table:table table:name="Tabella11" table:style-name="Tabella11">
        <table:table-column table:style-name="Tabella11.A"/>
        <table:table-column table:style-name="Tabella11.B"/>
        <table:table-row table:style-name="TableLine1821730469024">
          <table:table-cell table:style-name="Tabella11.A1" table:number-columns-spanned="2" office:value-type="string">
            <text:p text:style-name="P6">Class Name: <text:span text:style-name="T2">CompagniaException</text:span></text:p>
          </table:table-cell>
          <table:covered-table-cell/>
        </table:table-row>
        <table:table-row table:style-name="TableLine1821730479904">
          <table:table-cell table:style-name="Tabella11.A2" table:number-columns-spanned="2" office:value-type="string">
            <text:p text:style-name="P6">Superclass: <text:span text:style-name="T2">Exception</text:span></text:p>
          </table:table-cell>
          <table:covered-table-cell/>
        </table:table-row>
        <table:table-row table:style-name="TableLine1821730480176">
          <table:table-cell table:style-name="Tabella11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80448">
          <table:table-cell table:style-name="Tabella11.A4" office:value-type="string">
            <text:p text:style-name="P6">Responsability: <text:span text:style-name="T2">Gestire propriamente le eccezioni riguardanti le compagnie aeree</text:span></text:p>
          </table:table-cell>
          <table:table-cell table:style-name="Tabella11.A2" office:value-type="string">
            <text:p text:style-name="P6">Collaborators:</text:p>
          </table:table-cell>
        </table:table-row>
      </table:table>
      <text:p text:style-name="P2"/>
      <table:table table:name="Tabella12" table:style-name="Tabella12">
        <table:table-column table:style-name="Tabella12.A"/>
        <table:table-column table:style-name="Tabella12.B"/>
        <table:table-row table:style-name="TableLine1821730471200">
          <table:table-cell table:style-name="Tabella12.A1" table:number-columns-spanned="2" office:value-type="string">
            <text:p text:style-name="P6">Class Name: <text:span text:style-name="T2">GateException</text:span></text:p>
          </table:table-cell>
          <table:covered-table-cell/>
        </table:table-row>
        <table:table-row table:style-name="TableLine1821730472016">
          <table:table-cell table:style-name="Tabella12.A2" table:number-columns-spanned="2" office:value-type="string">
            <text:p text:style-name="P6">Superclass: <text:span text:style-name="T2">Exception</text:span></text:p>
          </table:table-cell>
          <table:covered-table-cell/>
        </table:table-row>
        <table:table-row table:style-name="TableLine1821730473648">
          <table:table-cell table:style-name="Tabella12.A2" table:number-columns-spanned="2" office:value-type="string">
            <text:p text:style-name="P6">Subclass:</text:p>
          </table:table-cell>
          <table:covered-table-cell/>
        </table:table-row>
        <table:table-row table:style-name="TableLine1821730473920">
          <table:table-cell table:style-name="Tabella12.A4" office:value-type="string">
            <text:p text:style-name="P6">Responsability: <text:span text:style-name="T2">Gestire propriamente le eccezioni riguardanti i gate</text:span></text:p>
          </table:table-cell>
          <table:table-cell table:style-name="Tabella12.A2" office:value-type="string">
            <text:p text:style-name="P6">Collaborators:</text:p>
          </table:table-cell>
        </table:table-row>
      </table:table>
      <text:p text:style-name="P2"/>
      <text:p text:style-name="P3"/>
      <text:p text:style-name="P3"/>
      <table:table table:name="Tabella13" table:style-name="Tabella13">
        <table:table-column table:style-name="Tabella13.A"/>
        <table:table-column table:style-name="Tabella13.B"/>
        <text:soft-page-break/>
        <table:table-row table:style-name="TableLine1821730479632">
          <table:table-cell table:style-name="Tabella13.A1" table:number-columns-spanned="2" office:value-type="string">
            <text:p text:style-name="P7">Class Name: <text:span text:style-name="T3">SlotImbarcoException</text:span></text:p>
          </table:table-cell>
          <table:covered-table-cell/>
        </table:table-row>
        <table:table-row table:style-name="TableLine1821730432032">
          <table:table-cell table:style-name="Tabella13.A2" table:number-columns-spanned="2" office:value-type="string">
            <text:p text:style-name="P7">Superclass: <text:span text:style-name="T3">Exception</text:span></text:p>
          </table:table-cell>
          <table:covered-table-cell/>
        </table:table-row>
        <table:table-row table:style-name="TableLine1821730432304">
          <table:table-cell table:style-name="Tabella13.A2" table:number-columns-spanned="2" office:value-type="string">
            <text:p text:style-name="P7">Subclass:</text:p>
          </table:table-cell>
          <table:covered-table-cell/>
        </table:table-row>
        <table:table-row table:style-name="TableLine1821730425232">
          <table:table-cell table:style-name="Tabella13.A4" office:value-type="string">
            <text:p text:style-name="P7">Responsability: <text:span text:style-name="T3">Gestire propriamente le eccezioni riguardanti gli SlotImbarchi</text:span></text:p>
          </table:table-cell>
          <table:table-cell table:style-name="Tabella13.A2" office:value-type="string">
            <text:p text:style-name="P7">Collaborators:</text:p>
          </table:table-cell>
        </table:table-row>
      </table:table>
      <text:p text:style-name="P3"/>
      <text:p text:style-name="P3"/>
      <table:table table:name="Tabella14" table:style-name="Tabella14">
        <table:table-column table:style-name="Tabella14.A"/>
        <table:table-column table:style-name="Tabella14.B"/>
        <table:table-row table:style-name="TableLine1821730428496">
          <table:table-cell table:style-name="Tabella14.A1" table:number-columns-spanned="2" office:value-type="string">
            <text:p text:style-name="P7">Class Name: <text:span text:style-name="T3">StatisticheException</text:span></text:p>
          </table:table-cell>
          <table:covered-table-cell/>
        </table:table-row>
        <table:table-row table:style-name="TableLine1821730429584">
          <table:table-cell table:style-name="Tabella14.A2" table:number-columns-spanned="2" office:value-type="string">
            <text:p text:style-name="P7">Superclass: <text:span text:style-name="T3">Excpetion</text:span></text:p>
          </table:table-cell>
          <table:covered-table-cell/>
        </table:table-row>
        <table:table-row table:style-name="TableLine1821730419248">
          <table:table-cell table:style-name="Tabella14.A2" table:number-columns-spanned="2" office:value-type="string">
            <text:p text:style-name="P7">Subclass:</text:p>
          </table:table-cell>
          <table:covered-table-cell/>
        </table:table-row>
        <table:table-row table:style-name="TableLine1821730424688">
          <table:table-cell table:style-name="Tabella14.A4" office:value-type="string">
            <text:p text:style-name="P7">Responsability: <text:span text:style-name="T3">Gestire propriamente le eccezioni riguardanti le statistiche</text:span></text:p>
          </table:table-cell>
          <table:table-cell table:style-name="Tabella14.A2" office:value-type="string">
            <text:p text:style-name="P7">Collaborators:</text:p>
          </table:table-cell>
        </table:table-row>
      </table:table>
      <text:p text:style-name="P4"/>
      <text:p text:style-name="P4"/>
      <table:table table:name="Tabella15" table:style-name="Tabella15">
        <table:table-column table:style-name="Tabella15.A"/>
        <table:table-column table:style-name="Tabella15.B"/>
        <table:table-row table:style-name="TableLine1821730426048">
          <table:table-cell table:style-name="Tabella15.A1" table:number-columns-spanned="2" office:value-type="string">
            <text:p text:style-name="P7">Class Name: <text:span text:style-name="T3">TrattaException</text:span></text:p>
          </table:table-cell>
          <table:covered-table-cell/>
        </table:table-row>
        <table:table-row table:style-name="TableLine1821730417072">
          <table:table-cell table:style-name="Tabella15.A2" table:number-columns-spanned="2" office:value-type="string">
            <text:p text:style-name="P7">Superclass: <text:span text:style-name="T3">Exception</text:span></text:p>
          </table:table-cell>
          <table:covered-table-cell/>
        </table:table-row>
        <table:table-row table:style-name="TableLine1821730424960">
          <table:table-cell table:style-name="Tabella15.A2" table:number-columns-spanned="2" office:value-type="string">
            <text:p text:style-name="P7">Subclass:</text:p>
          </table:table-cell>
          <table:covered-table-cell/>
        </table:table-row>
        <table:table-row table:style-name="TableLine1821730416800">
          <table:table-cell table:style-name="Tabella15.A4" office:value-type="string">
            <text:p text:style-name="P7">Responsability: <text:span text:style-name="T3">Gestire propriamente le eccezioni riguardanti le tratte</text:span></text:p>
          </table:table-cell>
          <table:table-cell table:style-name="Tabella15.A2" office:value-type="string">
            <text:p text:style-name="P7">Collaborators:</text:p>
          </table:table-cell>
        </table:table-row>
      </table:table>
      <text:p text:style-name="P3"/>
      <text:p text:style-name="P3"/>
      <table:table table:name="Tabella16" table:style-name="Tabella16">
        <table:table-column table:style-name="Tabella16.A"/>
        <table:table-column table:style-name="Tabella16.B"/>
        <table:table-row table:style-name="TableLine1821730425776">
          <table:table-cell table:style-name="Tabella16.A1" table:number-columns-spanned="2" office:value-type="string">
            <text:p text:style-name="P7">Class Name: <text:span text:style-name="T3">VoloException</text:span></text:p>
          </table:table-cell>
          <table:covered-table-cell/>
        </table:table-row>
        <table:table-row table:style-name="TableLine1821730418704">
          <table:table-cell table:style-name="Tabella16.A2" table:number-columns-spanned="2" office:value-type="string">
            <text:p text:style-name="P7">Superclass: <text:span text:style-name="T3">Excpetion</text:span></text:p>
          </table:table-cell>
          <table:covered-table-cell/>
        </table:table-row>
        <table:table-row table:style-name="TableLine1821730426320">
          <table:table-cell table:style-name="Tabella16.A2" table:number-columns-spanned="2" office:value-type="string">
            <text:p text:style-name="P7">Subclass:</text:p>
          </table:table-cell>
          <table:covered-table-cell/>
        </table:table-row>
        <table:table-row table:style-name="TableLine1821730430128">
          <table:table-cell table:style-name="Tabella16.A4" office:value-type="string">
            <text:p text:style-name="P7">Responsability:<text:span text:style-name="T1"> </text:span><text:span text:style-name="T3">Gestire propriamente le eccezioni riguardanti i voli</text:span></text:p>
          </table:table-cell>
          <table:table-cell table:style-name="Tabella16.A2" office:value-type="string">
            <text:p text:style-name="P7">Collaborators:</text:p>
          </table:table-cell>
        </table:table-row>
      </table:table>
      <text:p text:style-name="P3"/>
      <text:p text:style-name="P3"/>
      <table:table table:name="Tabella17" table:style-name="Tabella17">
        <table:table-column table:style-name="Tabella17.A"/>
        <table:table-column table:style-name="Tabella17.B"/>
        <table:table-row table:style-name="TableLine1821730419520">
          <table:table-cell table:style-name="Tabella17.A1" table:number-columns-spanned="2" office:value-type="string">
            <text:p text:style-name="P7">Class Name: <text:span text:style-name="T3">Aeroporto</text:span></text:p>
          </table:table-cell>
          <table:covered-table-cell/>
        </table:table-row>
        <table:table-row table:style-name="TableLine1821730415712">
          <table:table-cell table:style-name="Tabella17.A2" table:number-columns-spanned="2" office:value-type="string">
            <text:p text:style-name="P7">Superclass:</text:p>
          </table:table-cell>
          <table:covered-table-cell/>
        </table:table-row>
        <table:table-row table:style-name="TableLine1821730417888">
          <table:table-cell table:style-name="Tabella17.A2" table:number-columns-spanned="2" office:value-type="string">
            <text:p text:style-name="P7">Subclass:</text:p>
          </table:table-cell>
          <table:covered-table-cell/>
        </table:table-row>
        <table:table-row table:style-name="TableLine1821730430944">
          <table:table-cell table:style-name="Tabella17.A4" office:value-type="string">
            <text:p text:style-name="P7">Responsability: <text:span text:style-name="T3">Conservare le informazioni riguardanti un aeroporto</text:span></text:p>
          </table:table-cell>
          <table:table-cell table:style-name="Tabella17.A2" office:value-type="string">
            <text:p text:style-name="P7">Collaborators:</text:p>
          </table:table-cell>
        </table:table-row>
      </table:table>
      <text:p text:style-name="P3"/>
      <table:table table:name="Tabella18" table:style-name="Tabella18">
        <table:table-column table:style-name="Tabella18.A"/>
        <table:table-column table:style-name="Tabella18.B"/>
        <table:table-row table:style-name="TableLine1821730427680">
          <table:table-cell table:style-name="Tabella18.A1" table:number-columns-spanned="2" office:value-type="string">
            <text:p text:style-name="P7">Class Name: <text:span text:style-name="T3">ClientiBusiness</text:span></text:p>
          </table:table-cell>
          <table:covered-table-cell/>
        </table:table-row>
        <table:table-row table:style-name="TableLine1821730415440">
          <table:table-cell table:style-name="Tabella18.A2" table:number-columns-spanned="2" office:value-type="string">
            <text:p text:style-name="P7">Superclass:</text:p>
          </table:table-cell>
          <table:covered-table-cell/>
        </table:table-row>
        <table:table-row table:style-name="TableLine1821730418432">
          <table:table-cell table:style-name="Tabella18.A2" table:number-columns-spanned="2" office:value-type="string">
            <text:p text:style-name="P7">Subclass:</text:p>
          </table:table-cell>
          <table:covered-table-cell/>
        </table:table-row>
        <table:table-row table:style-name="TableLine1821730418976">
          <table:table-cell table:style-name="Tabella18.A4" office:value-type="string">
            <text:p text:style-name="P7">Responsability: <text:span text:style-name="T3">Conservare le informazioni riguardanti un cliente business</text:span></text:p>
          </table:table-cell>
          <table:table-cell table:style-name="Tabella18.A2" office:value-type="string">
            <text:p text:style-name="P7">Collaborators: <text:span text:style-name="T3">CompagniaAerea</text:span></text:p>
          </table:table-cell>
        </table:table-row>
      </table:table>
      <text:p text:style-name="P3"/>
      <text:p text:style-name="P3"/>
      <text:p text:style-name="P3"/>
      <table:table table:name="Tabella19" table:style-name="Tabella19">
        <table:table-column table:style-name="Tabella19.A"/>
        <table:table-column table:style-name="Tabella19.B"/>
        <text:soft-page-break/>
        <table:table-row table:style-name="TableLine1821730418160">
          <table:table-cell table:style-name="Tabella19.A1" table:number-columns-spanned="2" office:value-type="string">
            <text:p text:style-name="P7">Class Name: <text:span text:style-name="T3">CompagniaAerea</text:span></text:p>
          </table:table-cell>
          <table:covered-table-cell/>
        </table:table-row>
        <table:table-row table:style-name="TableLine1821730422512">
          <table:table-cell table:style-name="Tabella19.A2" table:number-columns-spanned="2" office:value-type="string">
            <text:p text:style-name="P7">Superclass:</text:p>
          </table:table-cell>
          <table:covered-table-cell/>
        </table:table-row>
        <table:table-row table:style-name="TableLine1821730422784">
          <table:table-cell table:style-name="Tabella19.A2" table:number-columns-spanned="2" office:value-type="string">
            <text:p text:style-name="P7">Subclass:</text:p>
          </table:table-cell>
          <table:covered-table-cell/>
        </table:table-row>
        <table:table-row table:style-name="TableLine1821730423056">
          <table:table-cell table:style-name="Tabella19.A4" office:value-type="string">
            <text:p text:style-name="P7">Responsability: <text:span text:style-name="T3">Conservare le informazioni riguardanti una compagnia aerea</text:span></text:p>
          </table:table-cell>
          <table:table-cell table:style-name="Tabella19.A2" office:value-type="string">
            <text:p text:style-name="P7">Collaborators: <text:span text:style-name="T3">Aeroporto</text:span></text:p>
          </table:table-cell>
        </table:table-row>
      </table:table>
      <text:p text:style-name="P3"/>
      <table:table table:name="Tabella20" table:style-name="Tabella20">
        <table:table-column table:style-name="Tabella20.A"/>
        <table:table-column table:style-name="Tabella20.B"/>
        <table:table-row table:style-name="TableLine1821730421424">
          <table:table-cell table:style-name="Tabella20.A1" table:number-columns-spanned="2" office:value-type="string">
            <text:p text:style-name="P7">Class Name: <text:span text:style-name="T3">Gate</text:span></text:p>
          </table:table-cell>
          <table:covered-table-cell/>
        </table:table-row>
        <table:table-row table:style-name="TableLine1821733516752">
          <table:table-cell table:style-name="Tabella20.A2" table:number-columns-spanned="2" office:value-type="string">
            <text:p text:style-name="P7">Superclass:</text:p>
          </table:table-cell>
          <table:covered-table-cell/>
        </table:table-row>
        <table:table-row table:style-name="TableLine1821733521920">
          <table:table-cell table:style-name="Tabella20.A2" table:number-columns-spanned="2" office:value-type="string">
            <text:p text:style-name="P7">Subclass:</text:p>
          </table:table-cell>
          <table:covered-table-cell/>
        </table:table-row>
        <table:table-row table:style-name="TableLine1821733518384">
          <table:table-cell table:style-name="Tabella20.A4" office:value-type="string">
            <text:p text:style-name="P7">Responsability: <text:span text:style-name="T3">Conservare le informazioni riguardanti un gate</text:span></text:p>
          </table:table-cell>
          <table:table-cell table:style-name="Tabella20.A2" office:value-type="string">
            <text:p text:style-name="P7">Collaborators: <text:span text:style-name="T3">Aeroporto</text:span></text:p>
          </table:table-cell>
        </table:table-row>
      </table:table>
      <text:p text:style-name="P3"/>
      <table:table table:name="Tabella21" table:style-name="Tabella21">
        <table:table-column table:style-name="Tabella21.A"/>
        <table:table-column table:style-name="Tabella21.B"/>
        <table:table-row table:style-name="TableLine1821733517024">
          <table:table-cell table:style-name="Tabella21.A1" table:number-columns-spanned="2" office:value-type="string">
            <text:p text:style-name="P7">Class Name: <text:span text:style-name="T3">SlotImbarco</text:span></text:p>
          </table:table-cell>
          <table:covered-table-cell/>
        </table:table-row>
        <table:table-row table:style-name="TableLine1821733526816">
          <table:table-cell table:style-name="Tabella21.A2" table:number-columns-spanned="2" office:value-type="string">
            <text:p text:style-name="P7">Superclass:</text:p>
          </table:table-cell>
          <table:covered-table-cell/>
        </table:table-row>
        <table:table-row table:style-name="TableLine1821733528992">
          <table:table-cell table:style-name="Tabella21.A2" table:number-columns-spanned="2" office:value-type="string">
            <text:p text:style-name="P7">Subclass:</text:p>
          </table:table-cell>
          <table:covered-table-cell/>
        </table:table-row>
        <table:table-row table:style-name="TableLine1821733523824">
          <table:table-cell table:style-name="Tabella21.A4" office:value-type="string">
            <text:p text:style-name="P7">Responsability: <text:span text:style-name="T3">Conservare le informazioni riguardanti uno slot imbarco</text:span></text:p>
          </table:table-cell>
          <table:table-cell table:style-name="Tabella21.A2" office:value-type="string">
            <text:p text:style-name="P7">Collaborators: <text:span text:style-name="T3">Volo, Tratta, Gate</text:span></text:p>
          </table:table-cell>
        </table:table-row>
      </table:table>
      <text:p text:style-name="P3"/>
      <table:table table:name="Tabella22" table:style-name="Tabella22">
        <table:table-column table:style-name="Tabella22.A"/>
        <table:table-column table:style-name="Tabella22.B"/>
        <table:table-row table:style-name="TableLine1821733532528">
          <table:table-cell table:style-name="Tabella22.A1" table:number-columns-spanned="2" office:value-type="string">
            <text:p text:style-name="P7">Class Name: <text:span text:style-name="T3">Tratta</text:span></text:p>
          </table:table-cell>
          <table:covered-table-cell/>
        </table:table-row>
        <table:table-row table:style-name="TableLine1821733522464">
          <table:table-cell table:style-name="Tabella22.A2" table:number-columns-spanned="2" office:value-type="string">
            <text:p text:style-name="P7">Superclass:</text:p>
          </table:table-cell>
          <table:covered-table-cell/>
        </table:table-row>
        <table:table-row table:style-name="TableLine1821733517568">
          <table:table-cell table:style-name="Tabella22.A2" table:number-columns-spanned="2" office:value-type="string">
            <text:p text:style-name="P7">Subclass:</text:p>
          </table:table-cell>
          <table:covered-table-cell/>
        </table:table-row>
        <table:table-row table:style-name="TableLine1821733525728">
          <table:table-cell table:style-name="Tabella22.A4" office:value-type="string">
            <text:p text:style-name="P7">Responsability: <text:span text:style-name="T3">Conservare le informazioni riguardanti una tratta</text:span></text:p>
          </table:table-cell>
          <table:table-cell table:style-name="Tabella22.A2" office:value-type="string">
            <text:p text:style-name="P7">Collaborators: <text:span text:style-name="T3">Aeroporto</text:span></text:p>
          </table:table-cell>
        </table:table-row>
      </table:table>
      <text:p text:style-name="P3"/>
      <table:table table:name="Tabella23" table:style-name="Tabella23">
        <table:table-column table:style-name="Tabella23.A"/>
        <table:table-column table:style-name="Tabella23.B"/>
        <table:table-row table:style-name="TableLine1821733528720">
          <table:table-cell table:style-name="Tabella23.A1" table:number-columns-spanned="2" office:value-type="string">
            <text:p text:style-name="P7">Class Name: <text:span text:style-name="T3">Volo</text:span></text:p>
          </table:table-cell>
          <table:covered-table-cell/>
        </table:table-row>
        <table:table-row table:style-name="TableLine1821733524640">
          <table:table-cell table:style-name="Tabella23.A2" table:number-columns-spanned="2" office:value-type="string">
            <text:p text:style-name="P7">Superclass:</text:p>
          </table:table-cell>
          <table:covered-table-cell/>
        </table:table-row>
        <table:table-row table:style-name="TableLine1821733529264">
          <table:table-cell table:style-name="Tabella23.A2" table:number-columns-spanned="2" office:value-type="string">
            <text:p text:style-name="P7">Subclass:</text:p>
          </table:table-cell>
          <table:covered-table-cell/>
        </table:table-row>
        <table:table-row table:style-name="TableLine1821733518928">
          <table:table-cell table:style-name="Tabella23.A4" office:value-type="string">
            <text:p text:style-name="P8">Responsability: <text:span text:style-name="T3">Conservare le informazioni </text:span><text:span text:style-name="T4">riguardanti</text:span><text:span text:style-name="T3"> un volo</text:span></text:p>
          </table:table-cell>
          <table:table-cell table:style-name="Tabella23.A2" office:value-type="string">
            <text:p text:style-name="P7">Collaborators: <text:span text:style-name="T3">CompagniaAerea, Tratta</text:span></text:p>
          </table:table-cell>
        </table:table-row>
      </table:table>
      <text:p text:style-name="P3"/>
      <text:p text:style-name="P3"/>
      <table:table table:name="Tabella24" table:style-name="Tabella24">
        <table:table-column table:style-name="Tabella24.A"/>
        <table:table-column table:style-name="Tabella24.B"/>
        <table:table-row table:style-name="TableLine1821733515392">
          <table:table-cell table:style-name="Tabella24.A1" table:number-columns-spanned="2" office:value-type="string">
            <text:p text:style-name="P7">Class Name: <text:span text:style-name="T3">ConnessioneDB</text:span></text:p>
          </table:table-cell>
          <table:covered-table-cell/>
        </table:table-row>
        <table:table-row table:style-name="TableLine1821733517840">
          <table:table-cell table:style-name="Tabella24.A2" table:number-columns-spanned="2" office:value-type="string">
            <text:p text:style-name="P7">Superclass:</text:p>
          </table:table-cell>
          <table:covered-table-cell/>
        </table:table-row>
        <table:table-row table:style-name="TableLine1821733529808">
          <table:table-cell table:style-name="Tabella24.A2" table:number-columns-spanned="2" office:value-type="string">
            <text:p text:style-name="P7">Subclass:</text:p>
          </table:table-cell>
          <table:covered-table-cell/>
        </table:table-row>
        <table:table-row table:style-name="TableLine1821733527088">
          <table:table-cell table:style-name="Tabella24.A4" office:value-type="string">
            <text:p text:style-name="P7">Responsability: <text:span text:style-name="T3">Gestire la connessione e renderla un singleton.</text:span></text:p>
          </table:table-cell>
          <table:table-cell table:style-name="Tabella24.A2" office:value-type="string">
            <text:p text:style-name="P7">Collaborators: <text:span text:style-name="T3">Connection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2T11:07:36.004000000</meta:creation-date>
    <dc:date>2021-01-12T11:47:35.985000000</dc:date>
    <meta:editing-duration>PT1M31S</meta:editing-duration>
    <meta:editing-cycles>2</meta:editing-cycles>
    <meta:generator>LibreOffice/7.0.4.2$Windows_X86_64 LibreOffice_project/dcf040e67528d9187c66b2379df5ea4407429775</meta:generator>
    <meta:document-statistic meta:table-count="24" meta:image-count="0" meta:object-count="0" meta:page-count="4" meta:paragraph-count="120" meta:word-count="392" meta:character-count="3533" meta:non-whitespace-character-count="3260"/>
  </office:meta>
</office:document-meta>
</file>